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4.429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6.658cm" svg:x="1.4cm" svg:y="2.661cm" presentation:class="title" presentation:user-transformed="true">
          <draw:text-box>
            <text:p>Pimp Your<text:line-break/>Command Line<text:line-break/>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Chad Homan</text:span><text:span text:style-name="T1"><text:line-break/></text:span><text:span text:style-name="T1">choman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41S</meta:editing-duration>
    <meta:editing-cycles>4</meta:editing-cycles>
    <meta:generator>LibreOffice/5.2.2.2$Linux_X86_64 LibreOffice_project/20m0$Build-2</meta:generator>
    <meta:initial-creator>Thorsten Behrens</meta:initial-creator>
    <dc:date>2017-03-31T12:44:22.747390288</dc:date>
    <meta:document-statistic meta:object-count="38"/>
  </office:meta>
</office:document-meta>
</file>